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3.62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263cm" svg:height="7.228cm" svg:x="11.26cm" svg:y="8.976cm">
            <draw:object draw:notify-on-update-of-ranges="Sheet1.C7:Sheet1.C19 Sheet1.D6:Sheet1.D6 Sheet1.D7:Sheet1.D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358cm" svg:height="7.65cm" svg:x="11.752cm" svg:y="1.567cm">
            <draw:object draw:notify-on-update-of-ranges="Sheet1.C7:Sheet1.C19 Sheet1.D6:Sheet1.D6 Sheet1.D7:Sheet1.D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2" table:number-rows-repeated="2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test pour 5000 mots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1" office:value-type="string" calcext:value-type="string">
            <text:p>longueur des mots</text:p>
          </table:table-cell>
          <table:table-cell table:style-name="ce1" office:value-type="string" calcext:value-type="string">
            <text:p>temps d'execution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.226" calcext:value-type="float">
            <text:p>1,226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.899" calcext:value-type="float">
            <text:p>1,899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.949" calcext:value-type="float">
            <text:p>2,949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.43" calcext:value-type="float">
            <text:p>4,43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.667" calcext:value-type="float">
            <text:p>6,66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.508" calcext:value-type="float">
            <text:p>9,508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811" calcext:value-type="float">
            <text:p>0,81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586" calcext:value-type="float">
            <text:p>0,586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532" calcext:value-type="float">
            <text:p>0,53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83" calcext:value-type="float">
            <text:p>0,38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62" calcext:value-type="float">
            <text:p>0,362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.982" calcext:value-type="float">
            <text:p>7,982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.494" calcext:value-type="float">
            <text:p>5,494</text:p>
          </table:table-cell>
        </table:table-row>
        <table:table-row table:style-name="ro1" table:number-rows-repeated="13">
          <table:table-cell table:number-columns-repeated="4"/>
        </table:table-row>
        <table:table-row table:style-name="ro2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euille2" table:style-name="ta1">
        <table:shapes>
          <draw:frame draw:z-index="0" draw:style-name="gr1" draw:text-style-name="P1" svg:width="15.999cm" svg:height="8.999cm" svg:x="13.22cm" svg:y="2.725cm">
            <draw:object draw:notify-on-update-of-ranges="Feuille2.B8:Feuille2.B21 Feuille2.C8:Feuille2.C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2" table:number-rows-repeated="3">
          <table:table-cell table:number-columns-repeated="5"/>
        </table:table-row>
        <table:table-row table:style-name="ro1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est avec 500 mot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ongueur des mots</text:p>
          </table:table-cell>
          <table:table-cell office:value-type="string" calcext:value-type="string">
            <text:p>temps éxecution</text:p>
          </table:table-cell>
          <table:table-cell/>
          <table:table-cell table:formula="of:=26*8"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92.122" calcext:value-type="float">
            <text:p>92,122</text:p>
          </table:table-cell>
          <table:table-cell table:formula="of:=[.C8]/500" office:value-type="float" office:value="0.184244" calcext:value-type="float">
            <text:p>0,184244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92.562" calcext:value-type="float">
            <text:p>92,562</text:p>
          </table:table-cell>
          <table:table-cell table:formula="of:=[.C9]/500" office:value-type="float" office:value="0.185124" calcext:value-type="float">
            <text:p>0,185124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92.055" calcext:value-type="float">
            <text:p>92,055</text:p>
          </table:table-cell>
          <table:table-cell table:formula="of:=[.C10]/500" office:value-type="float" office:value="0.18411" calcext:value-type="float">
            <text:p>0,18411</text:p>
          </table:table-cell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87.143" calcext:value-type="float">
            <text:p>87,143</text:p>
          </table:table-cell>
          <table:table-cell table:formula="of:=[.C11]/500" office:value-type="float" office:value="0.174286" calcext:value-type="float">
            <text:p>0,174286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69.214" calcext:value-type="float">
            <text:p>69,214</text:p>
          </table:table-cell>
          <table:table-cell table:formula="of:=[.C12]/500" office:value-type="float" office:value="0.138428" calcext:value-type="float">
            <text:p>0,138428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55.808" calcext:value-type="float">
            <text:p>55,808</text:p>
          </table:table-cell>
          <table:table-cell table:formula="of:=[.C13]/500" office:value-type="float" office:value="0.111616" calcext:value-type="float">
            <text:p>0,111616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41.9" calcext:value-type="float">
            <text:p>41,9</text:p>
          </table:table-cell>
          <table:table-cell table:formula="of:=[.C14]/500" office:value-type="float" office:value="0.0838" calcext:value-type="float">
            <text:p>0,0838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1.649" calcext:value-type="float">
            <text:p>31,649</text:p>
          </table:table-cell>
          <table:table-cell table:formula="of:=[.C15]/500" office:value-type="float" office:value="0.063298" calcext:value-type="float">
            <text:p>0,063298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.37" calcext:value-type="float">
            <text:p>20,37</text:p>
          </table:table-cell>
          <table:table-cell table:formula="of:=[.C16]/500" office:value-type="float" office:value="0.04074" calcext:value-type="float">
            <text:p>0,04074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7.071" calcext:value-type="float">
            <text:p>7,071</text:p>
          </table:table-cell>
          <table:table-cell table:formula="of:=[.C17]/500" office:value-type="float" office:value="0.014142" calcext:value-type="float">
            <text:p>0,014142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276" calcext:value-type="float">
            <text:p>1,276</text:p>
          </table:table-cell>
          <table:table-cell table:formula="of:=[.C18]/500" office:value-type="float" office:value="0.002552" calcext:value-type="float">
            <text:p>0,002552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663" calcext:value-type="float">
            <text:p>0,663</text:p>
          </table:table-cell>
          <table:table-cell table:formula="of:=[.C19]/500" office:value-type="float" office:value="0.001326" calcext:value-type="float">
            <text:p>0,001326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423" calcext:value-type="float">
            <text:p>0,423</text:p>
          </table:table-cell>
          <table:table-cell table:formula="of:=[.C20]/500" office:value-type="float" office:value="0.000846" calcext:value-type="float">
            <text:p>0,00084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352" calcext:value-type="float">
            <text:p>0,352</text:p>
          </table:table-cell>
          <table:table-cell table:formula="of:=[.C21]/500" office:value-type="float" office:value="0.000704" calcext:value-type="float">
            <text:p>0,00070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 table:number-rows-repeated="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euille3" table:style-name="ta1">
        <table:shapes>
          <draw:frame draw:z-index="0" draw:style-name="gr1" draw:text-style-name="P1" svg:width="15.997cm" svg:height="8.978cm" svg:x="12.17cm" svg:y="2.205cm">
            <draw:object draw:notify-on-update-of-ranges="Feuille3.B6:Feuille3.B13 Feuille3.C6:Feuille3.C1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2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taille des mots : 1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b de mot</text:p>
          </table:table-cell>
          <table:table-cell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0.409" calcext:value-type="float">
            <text:p>0,409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0.505" calcext:value-type="float">
            <text:p>0,505</text:p>
          </table:table-cell>
        </table:table-row>
        <table:table-row table:style-name="ro2">
          <table:table-cell/>
          <table:table-cell office:value-type="float" office:value="3000" calcext:value-type="float">
            <text:p>3000</text:p>
          </table:table-cell>
          <table:table-cell office:value-type="float" office:value="0.873" calcext:value-type="float">
            <text:p>0,873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office:value-type="float" office:value="1.395" calcext:value-type="float">
            <text:p>1,395</text:p>
          </table:table-cell>
        </table:table-row>
        <table:table-row table:style-name="ro2">
          <table:table-cell/>
          <table:table-cell office:value-type="float" office:value="9000" calcext:value-type="float">
            <text:p>9000</text:p>
          </table:table-cell>
          <table:table-cell office:value-type="float" office:value="1.974" calcext:value-type="float">
            <text:p>1,974</text:p>
          </table:table-cell>
        </table:table-row>
        <table:table-row table:style-name="ro2">
          <table:table-cell/>
          <table:table-cell office:value-type="float" office:value="20000" calcext:value-type="float">
            <text:p>20000</text:p>
          </table:table-cell>
          <table:table-cell office:value-type="float" office:value="3.993" calcext:value-type="float">
            <text:p>3,993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5.822" calcext:value-type="float">
            <text:p>5,822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7.727" calcext:value-type="float">
            <text:p>7,727</text:p>
          </table:table-cell>
        </table:table-row>
        <table:table-row table:style-name="ro1">
          <table:table-cell table:number-columns-repeated="3"/>
        </table:table-row>
        <table:table-row table:style-name="ro2" table:number-rows-repeated="9">
          <table:table-cell table:number-columns-repeated="3"/>
        </table:table-row>
        <table:table-row table:style-name="ro2">
          <table:table-cell/>
          <table:table-cell office:value-type="string" calcext:value-type="string">
            <text:p>pire des cas</text:p>
          </table:table-cell>
          <table:table-cell office:value-type="float" office:value="0.524" calcext:value-type="float">
            <text:p>0,524</text:p>
          </table:table-cell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/00/0000</text:date>, <text:time style:data-style-name="N2" text:time-value="0000-00-00T00:00:03.915731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22:26:45.621353209</meta:creation-date>
    <meta:generator>LibreOffice/4.1.3.2$Linux_X86_64 LibreOffice_project/410m0$Build-2</meta:generator>
    <dc:date>2014-04-04T12:35:51.537214844</dc:date>
    <meta:editing-duration>PT1H7S</meta:editing-duration>
    <meta:editing-cycles>7</meta:editing-cycles>
    <meta:document-statistic meta:table-count="3" meta:cell-count="9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043cm" svg:y="0.289cm" chart:style-name="ch2">
          <text:p>Graphe de l'évolution du temps d'éxecution en fonction de la longueur des mots</text:p>
        </chart:title>
        <chart:plot-area chart:style-name="ch3" table:cell-range-address="Feuille2.B8:Feuille2.C21" chart:data-source-has-labels="column" svg:x="1.331cm" svg:y="1.661cm" svg:width="14.029cm" svg:height="6.178cm">
          <chartooo:coordinate-region svg:x="2.138cm" svg:y="1.86cm" svg:width="12.942cm" svg:height="5.332cm"/>
          <chart:axis chart:dimension="x" chart:name="primary-x" chart:style-name="ch4" chartooo:axis-type="auto">
            <chart:title svg:x="6.899cm" svg:y="8.019cm" chart:style-name="ch5">
              <text:p>Longueur des mots</text:p>
            </chart:title>
            <chart:categories table:cell-range-address="Feuille2.B8:Feuille2.B21"/>
          </chart:axis>
          <chart:axis chart:dimension="y" chart:name="primary-y" chart:style-name="ch4">
            <chart:title svg:x="0.451cm" svg:y="6.13cm" chart:style-name="ch6">
              <text:p>Temps d'execution</text:p>
            </chart:title>
            <chart:grid chart:style-name="ch7" chart:class="major"/>
          </chart:axis>
          <chart:series chart:style-name="ch8" chart:values-cell-range-address="Feuille2.C8:Feuille2.C21" chart:class="chart:scatter">
            <chart:domain table:cell-range-address="Feuille2.B8:Feuille2.B21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float" office:value="400">
                <text:p>400</text:p>
                <draw:g>
                  <svg:desc>Feuille2.B8:Feuille2.B21</svg:desc>
                </draw:g>
              </table:table-cell>
              <table:table-cell office:value-type="float" office:value="92.122">
                <text:p>92.122</text:p>
                <draw:g>
                  <svg:desc>Feuille2.C8:Feuille2.C21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2.562">
                <text:p>92.5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2.055">
                <text:p>92.05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7.143">
                <text:p>87.14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9.214">
                <text:p>69.21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5.808">
                <text:p>55.80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1.649">
                <text:p>31.64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0.37">
                <text:p>20.3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7.071">
                <text:p>7.0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276">
                <text:p>1.27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63">
                <text:p>0.6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52">
                <text:p>0.3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regression-type="powe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powe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64cm" svg:height="7.229cm" xlink:href=".." xlink:type="simple" chart:class="chart:scatter" chart:style-name="ch1">
        <chart:plot-area chart:style-name="ch2" table:cell-range-address="Sheet1.C7:Sheet1.D19 Sheet1.D6:Sheet1.D6" chart:data-source-has-labels="row" svg:x="0.654cm" svg:y="0.71cm" svg:width="6.556cm" svg:height="5.953cm">
          <chartooo:coordinate-region svg:x="1.275cm" svg:y="0.909cm" svg:width="5.749cm" svg:height="5.10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7:Sheet1.D19" chart:label-cell-address="Sheet1.D6:Sheet1.D6" chart:class="chart:scatter">
            <chart:domain table:cell-range-address="Sheet1.C7:Sheet1.C19"/>
            <chart:regression-curve chart:style-name="ch6">
              <chart:equation chart:display-r-square="true" svg:x="3.333cm" svg:y="0.114cm"/>
            </chart:regression-curve>
            <chart:data-point chart:repeated="3"/>
            <chart:data-point chart:style-name="ch7"/>
            <chart:data-point chart:repeated="7"/>
            <chart:data-point chart:style-name="ch7"/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temps d'execution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C7:Sheet1.C19</svg:desc>
                </draw:g>
              </table:table-cell>
              <table:table-cell office:value-type="float" office:value="1.226">
                <text:p>1.226</text:p>
                <draw:g>
                  <svg:desc>Sheet1.D7:Sheet1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.899">
                <text:p>1.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.949">
                <text:p>2.9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6.667">
                <text:p>6.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9.508">
                <text:p>9.5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586">
                <text:p>0.5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362">
                <text:p>0.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7.982">
                <text:p>7.9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5.494">
                <text:p>5.4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regression-type="exponential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exponential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359cm" svg:height="7.651cm" xlink:href=".." xlink:type="simple" chart:class="chart:scatter" chart:style-name="ch1">
        <chart:title svg:x="1.127cm" svg:y="0.289cm" chart:style-name="ch2">
          <text:p>Graphe du temps d'execution en fonction de la longueur des mots</text:p>
        </chart:title>
        <chart:legend svg:x="10.263cm" svg:y="2.547cm" style:legend-expansion="custom" chartooo:width="5.095cm" chartooo:height="0.597cm" style:legend-expansion-aspect-ratio="8.53433835845896" chart:style-name="ch3"/>
        <chart:plot-area chart:style-name="ch4" table:cell-range-address="Sheet1.C7:Sheet1.D19 Sheet1.D6:Sheet1.D6" chart:data-source-has-labels="row" svg:x="0.6cm" svg:y="1.018cm" svg:width="10.521cm" svg:height="6.121cm">
          <chartooo:coordinate-region svg:x="1.221cm" svg:y="1.217cm" svg:width="9.713cm" svg:height="5.275cm"/>
          <chart:axis chart:dimension="x" chart:name="primary-x" chart:style-name="ch5">
            <chart:title svg:x="4.467cm" svg:y="7.091cm" chart:style-name="ch6">
              <text:p>longueur des mots</text:p>
            </chart:title>
          </chart:axis>
          <chart:axis chart:dimension="y" chart:name="primary-y" chart:style-name="ch5">
            <chart:title svg:x="0cm" svg:y="5.882cm" chart:style-name="ch7">
              <text:p>temps d'execution (en s)</text:p>
            </chart:title>
            <chart:grid chart:style-name="ch8" chart:class="major"/>
          </chart:axis>
          <chart:series chart:style-name="ch9" chart:values-cell-range-address="Sheet1.D7:Sheet1.D19" chart:label-cell-address="Sheet1.D6:Sheet1.D6" chart:class="chart:scatter">
            <chart:domain table:cell-range-address="Sheet1.C7:Sheet1.C19"/>
            <chart:regression-curve chart:style-name="ch10">
              <chart:equation chart:display-r-square="true" svg:x="7.906cm" svg:y="4.644cm"/>
            </chart:regression-curve>
            <chart:data-point chart:repeated="4"/>
            <chart:data-point chart:style-name="ch1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temps d'execution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C7:Sheet1.C19</svg:desc>
                </draw:g>
              </table:table-cell>
              <table:table-cell office:value-type="float" office:value="1.226">
                <text:p>1.226</text:p>
                <draw:g>
                  <svg:desc>Sheet1.D7:Sheet1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.899">
                <text:p>1.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.949">
                <text:p>2.9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6.667">
                <text:p>6.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9.508">
                <text:p>9.5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586">
                <text:p>0.5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362">
                <text:p>0.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7.982">
                <text:p>7.9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5.494">
                <text:p>5.4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79cm" xlink:href=".." xlink:type="simple" chart:class="chart:scatter" chart:style-name="ch1">
        <chart:title svg:x="3.616cm" svg:y="0.314cm" chart:style-name="ch2">
          <text:p>Graphe de l'évolution du temps d'exécution
 en fonction du nombre de mots recherchés</text:p>
        </chart:title>
        <chart:plot-area chart:style-name="ch3" table:cell-range-address="Feuille3.B6:Feuille3.C13" chart:data-source-has-labels="column" svg:x="1.33cm" svg:y="2.186cm" svg:width="14.03cm" svg:height="5.633cm">
          <chartooo:coordinate-region svg:x="1.766cm" svg:y="2.385cm" svg:width="13.129cm" svg:height="4.787cm"/>
          <chart:axis chart:dimension="x" chart:name="primary-x" chart:style-name="ch4" chartooo:axis-type="auto">
            <chart:title svg:x="7.084cm" svg:y="7.998cm" chart:style-name="ch5">
              <text:p>nombre de mots </text:p>
            </chart:title>
            <chart:categories table:cell-range-address="Feuille3.B6:Feuille3.B13"/>
          </chart:axis>
          <chart:axis chart:dimension="y" chart:name="primary-y" chart:style-name="ch4">
            <chart:title svg:x="0.451cm" svg:y="6.806cm" chart:style-name="ch6">
              <text:p>temps d'exécution (en s)</text:p>
            </chart:title>
            <chart:grid chart:style-name="ch7" chart:class="major"/>
          </chart:axis>
          <chart:series chart:style-name="ch8" chart:values-cell-range-address="Feuille3.C6:Feuille3.C13" chart:class="chart:scatter">
            <chart:domain table:cell-range-address="Feuille3.B6:Feuille3.B13"/>
            <chart:regression-curve chart:style-name="ch9">
              <chart:equation chart:display-r-square="true" svg:x="8.079cm" svg:y="5.662cm"/>
            </chart:regression-curve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Feuille3.B6:Feuille3.B13</svg:desc>
                </draw:g>
              </table:table-cell>
              <table:table-cell office:value-type="float" office:value="0.409">
                <text:p>0.409</text:p>
                <draw:g>
                  <svg:desc>Feuille3.C6:Feuille3.C13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.395">
                <text:p>1.39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974">
                <text:p>1.97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.993">
                <text:p>3.99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.822">
                <text:p>5.82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7.727">
                <text:p>7.7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